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4f0e" officeooo:paragraph-rsid="001a4f0e"/>
    </style:style>
    <style:style style:name="P2" style:family="paragraph" style:parent-style-name="Standard">
      <style:text-properties officeooo:rsid="001b60c3" officeooo:paragraph-rsid="001b60c3"/>
    </style:style>
    <style:style style:name="P3" style:family="paragraph" style:parent-style-name="Table_20_Contents">
      <style:text-properties officeooo:rsid="001b60c3" officeooo:paragraph-rsid="001b60c3"/>
    </style:style>
    <style:style style:name="P4" style:family="paragraph" style:parent-style-name="Standard">
      <style:text-properties fo:font-size="10pt" fo:font-style="italic" officeooo:rsid="001b60c3" officeooo:paragraph-rsid="001b60c3" style:font-size-asian="10pt" style:font-style-asian="italic" style:font-size-complex="10pt" style:font-style-complex="italic"/>
    </style:style>
    <style:style style:name="P5" style:family="paragraph" style:parent-style-name="Standard">
      <style:text-properties fo:font-size="10pt" fo:font-style="italic" officeooo:rsid="001b6679" officeooo:paragraph-rsid="001b6679" style:font-size-asian="10pt" style:font-style-asian="italic" style:font-size-complex="10pt" style:font-style-complex="italic"/>
    </style:style>
    <style:style style:name="P6" style:family="paragraph" style:parent-style-name="Standard">
      <style:text-properties officeooo:rsid="001b6679" officeooo:paragraph-rsid="001b6679"/>
    </style:style>
    <style:style style:name="P7" style:family="paragraph" style:parent-style-name="Standard">
      <style:text-properties fo:font-size="15pt" fo:font-weight="bold" officeooo:rsid="001b60c3" officeooo:paragraph-rsid="001b60c3" style:font-size-asian="15pt" style:font-weight-asian="bold" style:font-size-complex="15pt" style:font-weight-complex="bold"/>
    </style:style>
    <style:style style:name="P8" style:family="paragraph" style:parent-style-name="Standard">
      <style:text-properties fo:font-size="15pt" fo:font-weight="bold" officeooo:rsid="001ef41a" officeooo:paragraph-rsid="001ef41a" style:font-size-asian="15pt" style:font-weight-asian="bold" style:font-size-complex="15pt" style:font-weight-complex="bold"/>
    </style:style>
    <style:style style:name="P9" style:family="paragraph" style:parent-style-name="Standard">
      <style:text-properties fo:font-size="15pt" style:text-underline-style="solid" style:text-underline-width="auto" style:text-underline-color="font-color" fo:font-weight="bold" officeooo:rsid="001b60c3" officeooo:paragraph-rsid="001b60c3" style:font-size-asian="15pt" style:font-weight-asian="bold" style:font-size-complex="15pt" style:font-weight-complex="bold"/>
    </style:style>
    <style:style style:name="P10" style:family="paragraph" style:parent-style-name="Standard">
      <style:text-properties fo:font-size="15pt" style:text-underline-style="solid" style:text-underline-width="auto" style:text-underline-color="font-color" fo:font-weight="bold" officeooo:rsid="001a4f0e" officeooo:paragraph-rsid="001a4f0e" style:font-size-asian="15pt" style:font-weight-asian="bold" style:font-size-complex="15pt" style:font-weight-complex="bold"/>
    </style:style>
    <style:style style:name="P11" style:family="paragraph" style:parent-style-name="Standard">
      <style:text-properties fo:font-size="15pt" style:text-underline-style="solid" style:text-underline-width="auto" style:text-underline-color="font-color" fo:font-weight="bold" officeooo:rsid="001b6679" officeooo:paragraph-rsid="001b6679" style:font-size-asian="15pt" style:font-weight-asian="bold" style:font-size-complex="15pt" style:font-weight-complex="bold"/>
    </style:style>
    <style:style style:name="P12" style:family="paragraph" style:parent-style-name="Standard">
      <style:text-properties fo:font-size="20pt" officeooo:rsid="001a4f0e" officeooo:paragraph-rsid="001a4f0e" style:font-size-asian="20pt" style:font-size-complex="20pt"/>
    </style:style>
    <style:style style:name="P13" style:family="paragraph" style:parent-style-name="Standard">
      <style:text-properties fo:font-size="12pt" fo:font-style="normal" fo:font-weight="normal" officeooo:rsid="001c9734" officeooo:paragraph-rsid="001c9734"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225b6c" officeooo:paragraph-rsid="00225b6c"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style="normal" officeooo:rsid="001c9734" officeooo:paragraph-rsid="001c9734" style:font-size-asian="10.5pt" style:font-style-asian="normal" style:font-size-complex="12pt" style:font-style-complex="normal"/>
    </style:style>
    <style:style style:name="P16" style:family="paragraph" style:parent-style-name="Standard">
      <style:text-properties fo:font-size="12pt" fo:font-style="normal" officeooo:rsid="001c9734" officeooo:paragraph-rsid="001c9734" style:font-size-asian="12pt" style:font-style-asian="normal" style:font-size-complex="12pt" style:font-style-complex="normal"/>
    </style:style>
    <style:style style:name="P17" style:family="paragraph" style:parent-style-name="Standard">
      <style:text-properties fo:font-size="12pt" fo:font-style="normal" officeooo:rsid="00225b6c" officeooo:paragraph-rsid="00225b6c" style:font-size-asian="12pt" style:font-style-asian="normal" style:font-size-complex="12pt" style:font-style-complex="normal"/>
    </style:style>
    <style:style style:name="P18" style:family="paragraph" style:parent-style-name="Standard">
      <style:text-properties fo:font-size="12pt" fo:font-style="normal" officeooo:rsid="0023d26c" officeooo:paragraph-rsid="0023d26c" style:font-size-asian="12pt" style:font-style-asian="normal" style:font-size-complex="12pt" style:font-style-complex="normal"/>
    </style:style>
    <style:style style:name="P19" style:family="paragraph" style:parent-style-name="Standard">
      <style:text-properties fo:font-size="12pt" fo:font-weight="normal" officeooo:rsid="001ef41a" officeooo:paragraph-rsid="001ef41a" style:font-size-asian="10.5pt" style:font-weight-asian="normal" style:font-size-complex="12pt" style:font-weight-complex="normal"/>
    </style:style>
    <style:style style:name="P20" style:family="paragraph" style:parent-style-name="Standard">
      <style:text-properties fo:font-size="12pt" fo:font-style="italic" fo:font-weight="bold" officeooo:rsid="00225b6c" officeooo:paragraph-rsid="00225b6c" style:font-size-asian="12pt" style:font-style-asian="italic" style:font-weight-asian="bold" style:font-size-complex="12pt" style:font-style-complex="italic" style:font-weight-complex="bold"/>
    </style:style>
    <style:style style:name="P21" style:family="paragraph" style:parent-style-name="Table_20_Contents">
      <style:text-properties officeooo:rsid="001cabbb" officeooo:paragraph-rsid="001cabbb"/>
    </style:style>
    <style:style style:name="P22" style:family="paragraph" style:parent-style-name="Standard">
      <style:text-properties officeooo:paragraph-rsid="00238aa1"/>
    </style:style>
    <style:style style:name="P23" style:family="paragraph" style:parent-style-name="Standard">
      <style:text-properties officeooo:rsid="00258ef3" officeooo:paragraph-rsid="00258ef3"/>
    </style:style>
    <style:style style:name="P24" style:family="paragraph" style:parent-style-name="Table_20_Contents">
      <style:text-properties officeooo:rsid="00258ef3" officeooo:paragraph-rsid="00258ef3"/>
    </style:style>
    <style:style style:name="P25" style:family="paragraph" style:parent-style-name="Standard">
      <style:text-properties officeooo:rsid="00258ef3" officeooo:paragraph-rsid="0026ebda"/>
    </style:style>
    <style:style style:name="P26" style:family="paragraph" style:parent-style-name="Standard">
      <style:text-properties fo:font-size="10pt" fo:font-style="italic" officeooo:rsid="001b60c3" officeooo:paragraph-rsid="001b60c3" style:font-size-asian="10pt" style:font-style-asian="italic" style:font-size-complex="10pt" style:font-style-complex="italic"/>
    </style:style>
    <style:style style:name="P27" style:family="paragraph" style:parent-style-name="Standard">
      <style:text-properties fo:font-size="10pt" fo:font-style="italic" officeooo:rsid="002c4a3e" officeooo:paragraph-rsid="002c4a3e" style:font-size-asian="10pt" style:font-style-asian="italic" style:font-size-complex="10pt" style:font-style-complex="italic"/>
    </style:style>
    <style:style style:name="P28" style:family="paragraph" style:parent-style-name="Standard">
      <style:text-properties fo:font-size="12pt" fo:font-style="normal" officeooo:rsid="002a3a4a" officeooo:paragraph-rsid="002a3a4a" style:font-size-asian="12pt" style:font-style-asian="normal" style:font-size-complex="12pt" style:font-style-complex="normal"/>
    </style:style>
    <style:style style:name="P29" style:family="paragraph" style:parent-style-name="Standard">
      <style:text-properties officeooo:paragraph-rsid="002b9c8d"/>
    </style:style>
    <style:style style:name="P30" style:family="paragraph" style:parent-style-name="Standard">
      <style:text-properties officeooo:rsid="002c4a3e" officeooo:paragraph-rsid="002c4a3e"/>
    </style:style>
    <style:style style:name="P31" style:family="paragraph" style:parent-style-name="Standard">
      <style:text-properties fo:font-size="15pt" fo:font-weight="bold" officeooo:rsid="001b60c3" officeooo:paragraph-rsid="001b60c3" style:font-size-asian="15pt" style:font-weight-asian="bold" style:font-size-complex="15pt" style:font-weight-complex="bold"/>
    </style:style>
    <style:style style:name="P32" style:family="paragraph" style:parent-style-name="Table_20_Contents">
      <style:text-properties officeooo:rsid="002c4a3e" officeooo:paragraph-rsid="002c4a3e"/>
    </style:style>
    <style:style style:name="P33" style:family="paragraph" style:parent-style-name="Text_20_body" style:list-style-name="L1"/>
    <style:style style:name="P34" style:family="paragraph" style:parent-style-name="Text_20_body">
      <style:paragraph-properties fo:margin-top="0cm" fo:margin-bottom="0cm" style:contextual-spacing="false"/>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text-properties fo:font-size="10pt" fo:font-style="italic" officeooo:rsid="001b60c3" officeooo:paragraph-rsid="001b60c3" style:font-size-asian="10pt" style:font-style-asian="italic" style:font-size-complex="10pt" style:font-style-complex="italic"/>
    </style:style>
    <style:style style:name="P43" style:family="paragraph">
      <loext:graphic-properties draw:fill="none" draw:fill-color="#ffffff"/>
      <style:paragraph-properties style:writing-mode="lr-tb"/>
    </style:style>
    <style:style style:name="T1" style:family="text">
      <style:text-properties officeooo:rsid="001b6679"/>
    </style:style>
    <style:style style:name="T2" style:family="text">
      <style:text-properties officeooo:rsid="001df677"/>
    </style:style>
    <style:style style:name="T3" style:family="text">
      <style:text-properties officeooo:rsid="0020bff1"/>
    </style:style>
    <style:style style:name="T4" style:family="text">
      <style:text-properties officeooo:rsid="00225b6c"/>
    </style:style>
    <style:style style:name="T5" style:family="text">
      <style:text-properties officeooo:rsid="00238aa1"/>
    </style:style>
    <style:style style:name="T6" style:family="text">
      <style:text-properties fo:font-size="12pt" fo:font-style="normal" officeooo:rsid="001c9734" style:font-size-asian="10.5pt" style:font-style-asian="normal" style:font-size-complex="12pt" style:font-style-complex="normal"/>
    </style:style>
    <style:style style:name="T7" style:family="text">
      <style:text-properties fo:font-size="12pt" fo:font-style="normal" officeooo:rsid="00238aa1" style:font-size-asian="10.5pt" style:font-style-asian="normal" style:font-size-complex="12pt" style:font-style-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weight="normal" style:font-weight-asian="normal" style:font-weight-complex="normal"/>
    </style:style>
    <style:style style:name="T10" style:family="text">
      <style:text-properties officeooo:rsid="0026ebda"/>
    </style:style>
    <style:style style:name="T11" style:family="text">
      <style:text-properties fo:font-size="10pt" fo:font-style="italic" officeooo:rsid="002b9c8d" style:font-size-asian="10pt" style:font-style-asian="italic" style:font-size-complex="10pt" style:font-style-complex="itali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2c4a3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7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JO News Video Spezial</text:p>
      <text:p text:style-name="P1"/>
      <text:p text:style-name="P10">Arbeitsaufteilung <text:span text:style-name="T1">und Requisiten</text:span></text:p>
      <text:p text:style-name="P1"/>
      <text:p text:style-name="P1"><draw:frame text:anchor-type="paragraph" draw:z-index="0" draw:name="Textrahmen 1" draw:style-name="gr1" draw:text-style-name="P43" svg:width="10.849cm" svg:height="6.774cm" svg:x="6.754cm" svg:y="0.155cm"><draw:text-box><text:p>Requisiten:</text:p><text:p/><text:p>- Greenscreen </text:p><text:p>- Greenscreenständer </text:p><text:p>- Lavaliermikrofon</text:p><text:p>- Windschutz</text:p><text:p>- Laptop</text:p><text:p>- Kamera</text:p><text:p>- Tisch</text:p></draw:text-box></draw:frame>Oskar:</text:p>
      <text:p text:style-name="P1">- Schnitt</text:p>
      <text:p text:style-name="P1">- Kamera</text:p>
      <text:p text:style-name="P1">- Ton</text:p>
      <text:p text:style-name="P1">- Regie</text:p>
      <text:p text:style-name="P1">- Themen</text:p>
      <text:p text:style-name="P1"/>
      <text:p text:style-name="P1">Julian:</text:p>
      <text:p text:style-name="P1">- Requisiten</text:p>
      <text:p text:style-name="P1">- Kostüm</text:p>
      <text:p text:style-name="P1">- Moderation</text:p>
      <text:p text:style-name="P1">- Regie</text:p>
      <text:p text:style-name="P1">- Themen</text:p>
      <text:p text:style-name="P1">- Skript</text:p>
      <text:p text:style-name="P1">- <text:span text:style-name="T3">Protokoll</text:span></text:p>
      <text:p text:style-name="P10"/>
      <text:p text:style-name="P11">Zeitaufteilung </text:p>
      <text:p text:style-name="P6"/>
      <table:table table:name="Tabelle1" table:style-name="Tabelle1">
        <table:table-column table:style-name="Tabelle1.A" table:number-columns-repeated="3"/>
        <table:table-row table:style-name="TableLine1642168425600">
          <table:table-cell table:style-name="Tabelle1.A1" office:value-type="string">
            <text:p text:style-name="P3">Tag</text:p>
          </table:table-cell>
          <table:table-cell table:style-name="Tabelle1.A1" office:value-type="string">
            <text:p text:style-name="P3">Wie Lange</text:p>
          </table:table-cell>
          <table:table-cell table:style-name="Tabelle1.C1" office:value-type="string">
            <text:p text:style-name="P3">Für Was</text:p>
          </table:table-cell>
        </table:table-row>
        <table:table-row table:style-name="TableLine1642168426144">
          <table:table-cell table:style-name="Tabelle1.A2" office:value-type="string">
            <text:p text:style-name="P3">24.3.2022</text:p>
          </table:table-cell>
          <table:table-cell table:style-name="Tabelle1.A2" office:value-type="string">
            <text:p text:style-name="P3">30 min</text:p>
          </table:table-cell>
          <table:table-cell table:style-name="Tabelle1.C2" office:value-type="string">
            <text:p text:style-name="P3">Planung: Aufbau, Requisiten, Arbeitsaufteilung</text:p>
          </table:table-cell>
        </table:table-row>
        <table:table-row table:style-name="TableLine1642168424240">
          <table:table-cell table:style-name="Tabelle1.A2" office:value-type="string">
            <text:p text:style-name="P3">31.3.2022</text:p>
          </table:table-cell>
          <table:table-cell table:style-name="Tabelle1.A2" office:value-type="string">
            <text:p text:style-name="P3">45 min</text:p>
          </table:table-cell>
          <table:table-cell table:style-name="Tabelle1.C2" office:value-type="string">
            <text:p text:style-name="P3">Planung: Aufbau, Requisiten, Arbeitsaufteilung</text:p>
            <text:p text:style-name="P3">Üben: Schnitt</text:p>
            <text:p text:style-name="P3">Anfang: Skript</text:p>
          </table:table-cell>
        </table:table-row>
        <table:table-row table:style-name="TableLine1642168413904">
          <table:table-cell table:style-name="Tabelle1.A2" office:value-type="string">
            <text:p text:style-name="P21">7.4.2022</text:p>
          </table:table-cell>
          <table:table-cell table:style-name="Tabelle1.A2" office:value-type="string">
            <text:p text:style-name="P21">70 min</text:p>
          </table:table-cell>
          <table:table-cell table:style-name="Tabelle1.C2" office:value-type="string">
            <text:p text:style-name="P21">Intro, <text:span text:style-name="T2">Logo,</text:span> Skript und Planung Aufbau von Greenscreen und Co</text:p>
          </table:table-cell>
        </table:table-row>
        <table:table-row table:style-name="TableLine1642168421792">
          <table:table-cell table:style-name="Tabelle1.A2" office:value-type="string">
            <text:p text:style-name="P24">5.5.2022</text:p>
          </table:table-cell>
          <table:table-cell table:style-name="Tabelle1.A2" office:value-type="string">
            <text:p text:style-name="P24"><text:span text:style-name="T14">210</text:span> min</text:p>
          </table:table-cell>
          <table:table-cell table:style-name="Tabelle1.C2" office:value-type="string">
            <text:p text:style-name="P32">Skript und Aufnahme</text:p>
          </table:table-cell>
        </table:table-row>
        <table:table-row table:style-name="TableLine1642168419072">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style-name="TableLine1642168414176">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style-name="TableLine1642168415808">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style-name="TableLine1642168418800">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style-name="TableLine1642168427232">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
      <text:p text:style-name="P1"/>
      <text:p text:style-name="P1"/>
      <text:p text:style-name="P1"/>
      <text:p text:style-name="P1"/>
      <text:p text:style-name="P9">Aufbau:</text:p>
      <text:p text:style-name="P2"/>
      <text:p text:style-name="P2">Intro</text:p>
      <text:p text:style-name="P6">Begrüßung</text:p>
      <text:p text:style-name="P30">Sandstürme im Irak</text:p>
      <text:p text:style-name="P30"><text:soft-page-break/>Starke Inflation in der Türkei</text:p>
      <text:p text:style-name="P2">Ukraine Krieg </text:p>
      <text:p text:style-name="P2">Coronazahlen</text:p>
      <text:p text:style-name="P2">Lottozahlen</text:p>
      <text:p text:style-name="P2">Wetter</text:p>
      <text:p text:style-name="P6">Verabschiedung</text:p>
      <text:p text:style-name="P2"/>
      <text:p text:style-name="P8">Zusammenfassung</text:p>
      <text:p text:style-name="P8"/>
      <text:p text:style-name="P19">a) Wir haben uns für diese Themen entschieden weil wir es mögen aktuelle, bedeutende und wahre Nachrichten zu machen. Wir machen in unserer Freizeit auch Nachrichten und mögen es nicht, wie in manch anderen Nachrichtensendungen, uns viele unwichtige Nachrichten zu überlegen damit wir eine Nachrichtensendung auf bis zu 20 Minuten strecken können.</text:p>
      <text:p text:style-name="P19"/>
      <text:p text:style-name="P19">b) Wir haben es auf diese Weise hergestellt weil wir eine professionelle Nachrichtensendung machen wollten wie z.B. bei der Tagesschau oder dem Heute Journal.</text:p>
      <text:p text:style-name="P19"/>
      <text:p text:style-name="P19">c) siehe oben</text:p>
      <text:p text:style-name="P19"/>
      <text:p text:style-name="P19">d) wir haben uns für diese Arbeitsaufteilung entschieden da Oskar besser Schneiden kann und da ich in unseren Hobbymäßigen Nachrichtensendungen auch Moderiere, mir Themen überlege und das Skript schreib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Skript</text:p>
      <text:p text:style-name="P2"/>
      <text:p text:style-name="P4">Intro</text:p>
      <text:p text:style-name="P13"/>
      <text:p text:style-name="P4">Begrüßung</text:p>
      <text:p text:style-name="P2">Guten Tag und Herzlich willkommen bei dem JO News Video Spezial <text:span text:style-name="T4">vom 5.5.2022</text:span></text:p>
      <text:p text:style-name="P2"/>
      <text:p text:style-name="P29"><text:span text:style-name="T11">Sandstürme im Irak</text:span></text:p>
      <text:p text:style-name="Text_20_body"><text:span text:style-name="Strong_20_Emphasis"><text:span text:style-name="T9">Sandstürme waren schon früher im Irak nicht selten - doch auch wegen des Klimawandels gibt es sie immer öfter und heftiger. So wie momentan. Hunderte Menschen mussten deshalb in Krankenhäusern behandelt werden</text:span></text:span>. Allein in der Provinz Al-Anbar westlich von Bagdad wurden mehr als 700 Menschen in Kliniken eingeliefert, wie die staatliche Nachrichtenagentur INA unter Berufung auf Behördenangaben berichtete. Laut INA wurden offiziell mindestens 1850 Fälle registriert.</text:p>
      <text:p text:style-name="P27">Starke Inflation in der Türkei</text:p>
      <text:p text:style-name="P42"><text:span text:style-name="Strong_20_Emphasis"><text:span text:style-name="T8">In der Türkei ist die Inflationsrate abermals kräftig gestiegen. Im April lagen die Verbraucherpreise knapp 70 Prozent höher als ein Jahr zuvor. Die Erzeugerpreise verdoppelten sich im selben Zeitraum.</text:span></text:span></text:p>
      <text:p text:style-name="Text_20_body">Die Verbraucherpreise in der Türkei sind im April so stark gestiegen wie seit 20 Jahren nicht mehr. Waren und Dienstleistungen kosteten durchschnittlich 69,97 Prozent mehr als ein Jahr zuvor, wie das Statistikamt mitteilte. Dazu trugen steigende Öl- und Rohstoffpreise infolge des russischen Krieges gegen die Ukraine ebenso bei wie die Abwertung der Landeswährung Lira, durch die Importe teurer werden. Zum Vergleich: Die Inflationsrate in Deutschland lag im April bei 7,4 Prozent, was der höchste Stand seit 1981 ist.</text:p>
      <text:p text:style-name="P4">Ukraine Krieg</text:p>
      <text:p text:style-name="P28">Die EU plant ein Öl Embargo gegen Russland doch das könnte sehr viele folgen für uns haben. Zum Beispiel könnten andere Öl Anbieter ihre Preise in die Luft steigen lassen da es keine günstigere Möglichkeit mehr gibt bedeutet das die Öl Preise noch höher steigen könnten. Für EU Länder gilt eine frisst die Besagt das Alle EU Länder bis in 8 Monaten ihren Öl Gewinn aus Russland auf 0% herunterfahren.</text:p>
      <text:p text:style-name="P4"/>
      <text:p text:style-name="P4">Coronazahlen</text:p>
      <text:p text:style-name="P17"><text:span text:style-name="T14">Die Coronamaßnamen wurden trotz hoher Inzidenz gelockert</text:span>… viele finden es gut doch viele haben immer größere Bedenken dass sie sich selbst auch anstecken könnten… Wir haben Leute dazu befragt.</text:p>
      <text:p text:style-name="P20"/>
      <text:p text:style-name="P20">Video</text:p>
      <text:p text:style-name="P14"/>
      <text:p text:style-name="P22"><text:span text:style-name="T6">Die heutige 7 Tage Inzidenz liegt bei </text:span><text:span text:style-name="T7">566,8</text:span><text:span text:style-name="T6"> das ist ein Anstieg von 259,2 zu der 7 Tag</text:span><text:span text:style-name="T7">e</text:span><text:span text:style-name="T6"> Inzidenz letzten D</text:span><text:span text:style-name="T7">onnerstags</text:span><text:span text:style-name="T6">. Die Neuinfektionen innerhalb eines Tages </text:span><text:span text:style-name="T7">liegen bei </text:span><text:span text:style-name="Strong_20_Emphasis"><text:span text:style-name="T9">96.167</text:span></text:span><text:span text:style-name="T6">.</text:span></text:p>
      <text:p text:style-name="P15"/>
      <text:p text:style-name="P4">Lottozahlen</text:p>
      <text:p text:style-name="P16">Die Lottozahlen vo<text:span text:style-name="T5">m Mittwoch</text:span> sind: <text:span text:style-name="T5">3</text:span>, <text:span text:style-name="T5">4</text:span>, <text:span text:style-name="T5">11</text:span>, <text:span text:style-name="T5">31</text:span>, <text:span text:style-name="T5">41</text:span>, <text:span text:style-name="T5">49 </text:span>Superzahl: <text:span text:style-name="T5">2</text:span></text:p>
      <text:p text:style-name="P16"/>
      <text:p text:style-name="P16">Alle Angaben wie immer ohne Gewähr.</text:p>
      <text:p text:style-name="P16">Weitere Gewinnzahlen finden sie auf <text:a xlink:type="simple" xlink:href="http://lotto.jonews.gq/" text:style-name="Internet_20_link" text:visited-style-name="Visited_20_Internet_20_Link"><text:span text:style-name="T4">lotto.</text:span></text:a><text:a xlink:type="simple" xlink:href="http://lotto.jonews.gq/" text:style-name="Internet_20_link" text:visited-style-name="Visited_20_Internet_20_Link">jonews.</text:a><text:span text:style-name="T14">de</text:span><text:span text:style-name="T4">.</text:span></text:p>
      <text:p text:style-name="P16"/>
      <text:p text:style-name="P18">Stand: 5.5.2022 0.00 Uhr</text:p>
      <text:p text:style-name="P18"/>
      <text:p text:style-name="P4">Wetter</text:p>
      <text:p text:style-name="P2"><text:soft-page-break/></text:p>
      <text:p text:style-name="P23">Am Freitag wird es meist leicht bewölkt doch auch Sonne kommt an den meisten Orten raus. Auch die Temperaturen liegen bei den meisten Gebieten zwischen 19°C und 21°C.</text:p>
      <text:p text:style-name="P23"/>
      <text:p text:style-name="P23">Am Samstag wird es an vielen Orten leicht bewölkt doch in vielen Orten, vor allem im norden wird es auch regnen. Auch <text:span text:style-name="T10">hier liegen die </text:span>Temperaturen <text:span text:style-name="T10">in </text:span>den meisten Gebieten zwischen 1<text:span text:style-name="T10">8</text:span>°C und 2<text:span text:style-name="T10">2</text:span>°C.</text:p>
      <text:p text:style-name="P25">Am <text:span text:style-name="T10">Sonntag</text:span> wird es <text:span text:style-name="T10">im Norden meist Sonnig</text:span> doch <text:span text:style-name="T10">im Süden wird es leider meist regnerisch</text:span>. <text:span text:style-name="T10">Die Temperaturen hier liegen jedoch auch in den meisten Gebieten zwischen 17°C und 21°C </text:span></text:p>
      <text:p text:style-name="P23"/>
      <text:p text:style-name="P5">Verabschiedung</text:p>
      <text:p text:style-name="P2">Damit verabschieden wir uns von ihnen. Vielen dank fürs zusehen, bleiben sie gesund und bis zum nächsten mal bei den JO News.</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31T13:41:08.253000000</meta:creation-date>
    <dc:date>2022-05-05T15:44:42.958000000</dc:date>
    <meta:editing-duration>PT58M28S</meta:editing-duration>
    <meta:editing-cycles>10</meta:editing-cycles>
    <meta:generator>LibreOffice/7.2.0.4$Windows_X86_64 LibreOffice_project/9a9c6381e3f7a62afc1329bd359cc48accb6435b</meta:generator>
    <meta:document-statistic meta:table-count="1" meta:image-count="0" meta:object-count="0" meta:page-count="4" meta:paragraph-count="75" meta:word-count="677" meta:character-count="4324" meta:non-whitespace-character-count="3719"/>
  </office:meta>
</office:document-meta>
</file>